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P21"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2"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3"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4"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5"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6" style:family="paragraph" style:parent-style-name="Standard">
      <style:text-properties fo:font-size="12pt" fo:font-weight="normal" officeooo:rsid="00171bfb" officeooo:paragraph-rsid="00171bfb" style:font-size-asian="10.5pt" style:font-weight-asian="normal" style:font-size-complex="12pt" style:font-weight-complex="normal"/>
    </style:style>
    <style:style style:name="P27" style:family="paragraph" style:parent-style-name="Standard">
      <style:text-properties fo:font-size="12pt" fo:font-weight="normal" officeooo:rsid="001a10a5" officeooo:paragraph-rsid="001a10a5" style:font-size-asian="10.5pt" style:font-weight-asian="normal" style:font-size-complex="12pt" style:font-weight-complex="normal"/>
    </style:style>
    <style:style style:name="P28" style:family="paragraph" style:parent-style-name="Standard">
      <style:text-properties fo:font-size="12pt" fo:font-weight="normal" officeooo:rsid="001a33c9" officeooo:paragraph-rsid="001a33c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f2f2c" officeooo:paragraph-rsid="001f2f2c"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0f094" officeooo:paragraph-rsid="0020f094" style:font-size-asian="10.5pt" style:font-weight-asian="normal" style:font-size-complex="12pt" style:font-weight-complex="normal"/>
    </style:style>
    <style:style style:name="P33"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34"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35" style:family="paragraph" style:parent-style-name="Standard">
      <style:text-properties fo:font-size="18pt" fo:font-weight="bold" officeooo:rsid="00133f8a" officeooo:paragraph-rsid="00133f8a" style:font-size-asian="15.75pt" style:font-weight-asian="bold" style:font-size-complex="18pt" style:font-weight-complex="bold"/>
    </style:style>
    <style:style style:name="P36" style:family="paragraph" style:parent-style-name="Standard">
      <style:text-properties fo:font-size="18pt" fo:font-weight="bold" officeooo:rsid="0017009a" officeooo:paragraph-rsid="0017009a" style:font-size-asian="15.75pt" style:font-weight-asian="bold" style:font-size-complex="18pt" style:font-weight-complex="bold"/>
    </style:style>
    <style:style style:name="P37" style:family="paragraph" style:parent-style-name="Standard">
      <style:text-properties fo:font-size="18pt" fo:font-weight="bold" officeooo:rsid="001865a0" officeooo:paragraph-rsid="001865a0" style:font-size-asian="15.75pt" style:font-weight-asian="bold" style:font-size-complex="18pt" style:font-weight-complex="bold"/>
    </style:style>
    <style:style style:name="P38" style:family="paragraph" style:parent-style-name="Standard">
      <style:text-properties fo:font-size="18pt" fo:font-weight="bold" officeooo:rsid="001a10a5" officeooo:paragraph-rsid="001a10a5" style:font-size-asian="15.75pt" style:font-weight-asian="bold" style:font-size-complex="18pt" style:font-weight-complex="bold"/>
    </style:style>
    <style:style style:name="P39" style:family="paragraph" style:parent-style-name="Standard">
      <style:text-properties fo:font-size="18pt" fo:font-weight="bold" officeooo:rsid="001a33c9" officeooo:paragraph-rsid="001a33c9" style:font-size-asian="15.75pt" style:font-weight-asian="bold" style:font-size-complex="18pt" style:font-weight-complex="bold"/>
    </style:style>
    <style:style style:name="P40" style:family="paragraph" style:parent-style-name="Standard">
      <style:text-properties fo:font-size="18pt" style:text-underline-style="none" fo:font-weight="bold" officeooo:rsid="001f2f2c" officeooo:paragraph-rsid="001f2f2c" style:font-size-asian="15.75pt" style:font-weight-asian="bold" style:font-size-complex="18pt" style:font-weight-complex="bold"/>
    </style:style>
    <style:style style:name="P41" style:family="paragraph" style:parent-style-name="Standard">
      <style:text-properties fo:font-size="18pt" style:text-underline-style="none" fo:font-weight="bold" officeooo:rsid="0020f094" officeooo:paragraph-rsid="0020f094"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style:style style:name="T11" style:family="text">
      <style:text-properties officeooo:rsid="001d7363"/>
    </style:style>
    <style:style style:name="T12" style:family="text">
      <style:text-properties officeooo:rsid="001f2f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21">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2">Una vez instalados los módulos, los nuevos kernels de Linux necesitan solo una orden para cargar los módulos: --init_module--(Las ordenes anteriores son para instalarlos??).</text:p>
      <text:p text:style-name="P22"/>
      <text:p text:style-name="P33">Ejercicio 11:</text:p>
      <text:p text:style-name="P23">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3"/>
      <text:p text:style-name="P34">Ejercicio 13:</text:p>
      <text:p text:style-name="P24">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24"><text:span text:style-name="T7"/></text:p>
      <text:p text:style-name="P35"><text:soft-page-break/><text:span text:style-name="T6">Ejercicio 15:</text:span></text:p>
      <text:p text:style-name="P25"><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25"><text:span text:style-name="T8"/></text:p>
      <text:p text:style-name="P36"><text:span text:style-name="T6">Ejercicio 17:</text:span></text:p>
      <text:p text:style-name="P26"><text:span text:style-name="T6">NO he encontrado esta gráfica en ningún sitio</text:span></text:p>
      <text:p text:style-name="P26"><text:span text:style-name="T6"/></text:p>
      <text:p text:style-name="P37"><text:span text:style-name="T6">Ejercicio 12:</text:span></text:p>
      <text:p text:style-name="P27"><text:span text:style-name="T6">Una aplicación muy interesante es crear un contenedor para ejecutar una serie de procesos en modo privilegiado asignándole una serie de recursos sin que afecten a los otros elementos del sistema.</text:span></text:p>
      <text:p text:style-name="P27"><text:span text:style-name="T6"/></text:p>
      <text:p text:style-name="P38"><text:span text:style-name="T6">Ejercicio 14:</text:span></text:p>
      <text:p text:style-name="P28"><text:span text:style-name="T6">El proceso de implementación se diferencia en dos partes, primero se crea una sub-estructura por cada Namespace que engloba todos los componentes necesarios para su creación y a continuación se ejecuta un mecanismo que asigna cada proceso a su Namespace correspondiente.</text:span></text:p>
      <text:p text:style-name="P28"><text:span text:style-name="T6"/></text:p>
      <text:p text:style-name="P39"><text:span text:style-name="T6">Ejercicio 16:</text:span></text:p>
      <text:p text:style-name="P29">a)Sí, para “eliminar” el PCB y su imagen de memoria. No lo sé? Yo creo que no, ya que al ser monoprogramado, no necesita PCB.</text:p>
      <text:p text:style-name="P29">b)No, es tarea del planificador(?).</text:p>
      <text:p text:style-name="P29">c)<text:span text:style-name="T11">Mantener a la CPU ocupada ejecutando, por ejemplo, un bucle infinito.</text:span></text:p>
      <text:p text:style-name="P30">d)<text:span text:style-name="T12">Primero en llegar, primero en ejecutar, ya que si se ejecuta un proceso que consume mucha CPU , retarda mucho la E/S</text:span></text:p>
      <text:p text:style-name="P30"/>
      <text:p text:style-name="P40">Ejercicio 18:</text:p>
      <text:p text:style-name="P31">a)NO, de crear el proceso se encarga el planificador a largo plazo, ya que no se está tratando de un proceso que ya tenga sus datos en memoria ni su PCB</text:p>
      <text:p text:style-name="P32">b)SI, ya que se trata de un proceso que está utilizando CPU</text:p>
      <text:p text:style-name="P32">c)SI, si no se pasa el proceso a la zona de intercambio(swap), y NO si es necesario suspenderlo</text:p>
      <text:p text:style-name="P32">d)SI, ya que se encuentra en la cola de Listos.</text:p>
      <text:p text:style-name="P32">e)SI, ya que estás haciendo cambio sobre las diferentes colas de Listos(?)</text:p>
      <text:p text:style-name="P32"/>
      <text:p text:style-name="P41">Ejercicio 19:</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9:16:57.628658420</dc:date>
    <meta:editing-duration>PT2H10M13S</meta:editing-duration>
    <meta:editing-cycles>9</meta:editing-cycles>
    <meta:generator>LibreOffice/6.4.6.2$Linux_X86_64 LibreOffice_project/40$Build-2</meta:generator>
    <meta:document-statistic meta:table-count="0" meta:image-count="0" meta:object-count="0" meta:page-count="4" meta:paragraph-count="68" meta:word-count="1791" meta:character-count="10753" meta:non-whitespace-character-count="9027"/>
  </office:meta>
</office:document-meta>
</file>